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A290651DE4F3DEC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3c7f" officeooo:paragraph-rsid="00113c7f"/>
    </style:style>
    <style:style style:name="P2" style:family="paragraph" style:parent-style-name="Standard">
      <style:text-properties officeooo:rsid="00113c7f" officeooo:paragraph-rsid="00113c7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.6311in" svg:height="2.6311in" draw:z-index="0"><draw:image xlink:href="Pictures/100002010000012C0000012CA290651DE4F3DECB.png" xlink:type="simple" xlink:show="embed" xlink:actuate="onLoad"/></draw:frame></text:p>
      <text:p text:style-name="P1">{{content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3:55:33.536270000</meta:creation-date>
    <dc:date>2016-05-17T14:05:32.440115000</dc:date>
    <meta:editing-duration>PT52S</meta:editing-duration>
    <meta:editing-cycles>3</meta:editing-cycles>
    <meta:generator>LibreOffice/5.0.5.2$MacOSX_X86_64 LibreOffice_project/55b006a02d247b5f7215fc6ea0fde844b30035b3</meta:generator>
    <meta:document-statistic meta:table-count="0" meta:image-count="1" meta:object-count="0" meta:page-count="1" meta:paragraph-count="1" meta:word-count="1" meta:character-count="11" meta:non-whitespace-character-count="11"/>
  </office:meta>
</office:document-meta>
</file>